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3cm" fo:border="none" style:writing-mode="page"/>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3cm" fo:border="none" style:writing-mode="page"/>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3cm" fo:border="none" style:writing-mode="page"/>
    </style:style>
    <style:style style:name="P1" style:family="paragraph" style:parent-style-name="Standard">
      <style:text-properties officeooo:paragraph-rsid="00181635"/>
    </style:style>
    <style:style style:name="P2" style:family="paragraph" style:parent-style-name="Standard">
      <style:text-properties officeooo:rsid="0018fe4a" officeooo:paragraph-rsid="0018fe4a"/>
    </style:style>
    <style:style style:name="P3" style:family="paragraph" style:parent-style-name="Standard">
      <style:text-properties officeooo:paragraph-rsid="0018fe4a"/>
    </style:style>
    <style:style style:name="P4" style:family="paragraph" style:parent-style-name="Table_20_Contents">
      <style:text-properties officeooo:paragraph-rsid="00181635"/>
    </style:style>
    <style:style style:name="P5" style:family="paragraph" style:parent-style-name="Table_20_Contents">
      <style:text-properties fo:font-weight="bold" officeooo:paragraph-rsid="00181635" style:font-weight-asian="bold" style:font-weight-complex="bold"/>
    </style:style>
    <style:style style:name="P6" style:family="paragraph" style:parent-style-name="Table_20_Contents">
      <style:text-properties fo:font-weight="bold" officeooo:paragraph-rsid="0018fe4a" style:font-weight-asian="bold" style:font-weight-complex="bold"/>
    </style:style>
    <style:style style:name="P7" style:family="paragraph" style:parent-style-name="Table_20_Contents">
      <style:text-properties officeooo:paragraph-rsid="0018fe4a"/>
    </style:style>
    <style:style style:name="P8" style:family="paragraph" style:parent-style-name="Table_20_Contents" style:list-style-name="L8">
      <style:text-properties officeooo:paragraph-rsid="0018fe4a"/>
    </style:style>
    <style:style style:name="P9" style:family="paragraph" style:parent-style-name="Table_20_Contents" style:list-style-name="L9">
      <style:text-properties officeooo:paragraph-rsid="0018fe4a"/>
    </style:style>
    <style:style style:name="P10" style:family="paragraph" style:parent-style-name="Table_20_Contents" style:list-style-name="L10">
      <style:text-properties officeooo:paragraph-rsid="0018fe4a"/>
    </style:style>
    <style:style style:name="P11" style:family="paragraph" style:parent-style-name="Table_20_Contents" style:list-style-name="L11">
      <style:text-properties officeooo:paragraph-rsid="0018fe4a"/>
    </style:style>
    <style:style style:name="P12" style:family="paragraph" style:parent-style-name="Table_20_Contents" style:list-style-name="L12">
      <style:text-properties officeooo:paragraph-rsid="0018fe4a"/>
    </style:style>
    <style:style style:name="P13" style:family="paragraph" style:parent-style-name="Table_20_Contents">
      <style:text-properties fo:font-size="12pt" fo:font-weight="bold" officeooo:paragraph-rsid="0018fe4a" style:font-size-asian="12pt" style:font-weight-asian="bold" style:font-size-complex="12pt" style:font-weight-complex="bold"/>
    </style:style>
    <style:style style:name="P14" style:family="paragraph" style:parent-style-name="Table_20_Contents" style:list-style-name="L1">
      <style:text-properties fo:font-weight="normal" officeooo:paragraph-rsid="0018fe4a" style:font-weight-asian="normal" style:font-weight-complex="normal"/>
    </style:style>
    <style:style style:name="P15" style:family="paragraph" style:parent-style-name="Table_20_Contents" style:list-style-name="L2">
      <style:text-properties officeooo:paragraph-rsid="0018fe4a"/>
    </style:style>
    <style:style style:name="P16" style:family="paragraph" style:parent-style-name="Table_20_Contents" style:list-style-name="L3">
      <style:text-properties officeooo:paragraph-rsid="0018fe4a"/>
    </style:style>
    <style:style style:name="P17" style:family="paragraph" style:parent-style-name="Table_20_Contents" style:list-style-name="L4">
      <style:text-properties officeooo:paragraph-rsid="0018fe4a"/>
    </style:style>
    <style:style style:name="P18" style:family="paragraph" style:parent-style-name="Table_20_Contents" style:list-style-name="L5">
      <style:text-properties officeooo:paragraph-rsid="0018fe4a"/>
    </style:style>
    <style:style style:name="P19" style:family="paragraph" style:parent-style-name="Table_20_Contents" style:list-style-name="L6">
      <style:text-properties officeooo:paragraph-rsid="0018fe4a"/>
    </style:style>
    <style:style style:name="P20" style:family="paragraph" style:parent-style-name="Table_20_Contents" style:list-style-name="L7">
      <style:text-properties officeooo:paragraph-rsid="0018fe4a"/>
    </style:style>
    <style:style style:name="P21" style:family="paragraph" style:parent-style-name="Text_20_body">
      <style:text-properties officeooo:rsid="00164e96" officeooo:paragraph-rsid="00164e96"/>
    </style:style>
    <style:style style:name="P22" style:family="paragraph" style:parent-style-name="Text_20_body">
      <style:text-properties officeooo:rsid="0016c702" officeooo:paragraph-rsid="0016c702"/>
    </style:style>
    <style:style style:name="P23" style:family="paragraph" style:parent-style-name="Text_20_body" style:list-style-name="L13">
      <style:text-properties officeooo:rsid="0016c702" officeooo:paragraph-rsid="0016c702"/>
    </style:style>
    <style:style style:name="P24" style:family="paragraph" style:parent-style-name="Text_20_body" style:list-style-name="L14">
      <style:text-properties officeooo:paragraph-rsid="0016c702"/>
    </style:style>
    <style:style style:name="P25" style:family="paragraph" style:parent-style-name="Text_20_body">
      <style:text-properties officeooo:rsid="00181635" officeooo:paragraph-rsid="00181635"/>
    </style:style>
    <style:style style:name="T1" style:family="text">
      <style:text-properties officeooo:rsid="00164e96"/>
    </style:style>
    <style:style style:name="T2" style:family="text">
      <style:text-properties officeooo:rsid="0016c702"/>
    </style:style>
    <style:style style:name="T3" style:family="text">
      <style:text-properties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hatGPT creative writing prompts <text:span text:style-name="T1">for</text:span> healthcare <text:span text:style-name="T1">debate</text:span></text:h>
      <text:p text:style-name="P21">Using word embeddings we were able to group together similar claims in the healthcare debate. Now we want to see if we can generate content that provokes more emotion around these arguments. To do this we’ve written promps that ask to write content based on a <text:span text:style-name="T2">randomly selected </text:span><text:s/>set of claims <text:span text:style-name="T2">that were grouped together</text:span>. The claims come from both sides of the debate.</text:p>
      <text:p text:style-name="P22">Universal healthcare support claims:</text:p>
      <text:list xml:id="list2073742262" text:style-name="L13">
        <text:list-item>
          <text:p text:style-name="P23">Investments in medical innovation are often driven by profit interests rather than public and patient interests</text:p>
        </text:list-item>
        <text:list-item>
          <text:p text:style-name="P23">Their investments in new drugs and medical innovations are driven by these interests</text:p>
        </text:list-item>
        <text:list-item>
          <text:p text:style-name="P23">Drug and medical companies are driven, in large part, by the bottom-line of profits</text:p>
        </text:list-item>
        <text:list-item>
          <text:p text:style-name="P23">What is likely to make the most money is often at odds with public and patient interests</text:p>
        </text:list-item>
      </text:list>
      <text:p text:style-name="P22">Universal healtcare dispute claims:</text:p>
      <text:list xml:id="list1028552915" text:style-name="L14">
        <text:list-item>
          <text:p text:style-name="P24"><text:span text:style-name="T2">People will die if from minor health problems if we socialize medicine.</text:span></text:p>
        </text:list-item>
        <text:list-item>
          <text:p text:style-name="P24"><text:span text:style-name="T2">Calling single-payer systems socialized medicine is wrong.</text:span></text:p>
        </text:list-item>
        <text:list-item>
          <text:p text:style-name="P24"><text:span text:style-name="T2">Socialized medicine violates the rights of every person at some point, from the doctor to the healthy person who is careful about maintaining his/her own health. It is wrong.</text:span></text:p>
        </text:list-item>
        <text:list-item>
          <text:p text:style-name="P24"><text:span text:style-name="T2">The implementation of socialized medicine is a guaranteed disaster</text:span></text:p>
        </text:list-item>
      </text:list>
      <text:p text:style-name="P22">Under each of the next headings we’ll include a table where the first row specifies the prompt given to ChatGPT, without including the claims. The second row shows the ChatGPT output when the support claims were part of the prompt and the third row shows the output when the dispute claims were part of the prompt.</text:p>
      <text:h text:style-name="Heading_20_2" text:outline-level="2">Tweets</text:h>
      <table:table table:name="Table1" table:style-name="Table1">
        <table:table-column table:style-name="Table1.A"/>
        <table:table-row>
          <table:table-cell table:style-name="Table1.A1" office:value-type="string">
            <text:p text:style-name="Table_20_Contents">Can you write five tweets with a lot of sentiment, whose writer would agree with the following statements</text:p>
            <text:p text:style-name="Table_20_Contents"/>
            <text:p text:style-name="Table_20_Contents">&lt;<text:span text:style-name="T2">inserted support claims (next row) or dispute claims (last row)&gt;</text:span></text:p>
          </table:table-cell>
        </table:table-row>
        <table:table-row>
          <table:table-cell table:style-name="Table1.A1" office:value-type="string">
            <text:p text:style-name="Table_20_Contents"/>
            <text:p text:style-name="Table_20_Contents">Of course! Here are five tweets that echo the sentiments of those statements:</text:p>
            <text:p text:style-name="Table_20_Contents"/>
            <text:p text:style-name="Table_20_Contents">"Medical innovation shouldn't be driven by the clinking of coins. Where did we go wrong when profit took precedence over patients' well-being? 💔💊 #HealthOverWealth"</text:p>
            <text:p text:style-name="Table_20_Contents"/>
            <text:p text:style-name="Table_20_Contents">"Every time we invest in a new drug, I wonder: is it for the future of health or for the future of wealth? Humanity over cashflow. Always. 🌏❤️💡 #PrioritiesMatter"</text:p>
            <text:p text:style-name="Table_20_Contents"/>
            <text:p text:style-name="Table_20_Contents">"In a world where the well-being of people should be paramount, why do drug companies see dollar signs before healing signs? 🤑 &gt; 💔? Think again. #ProfitOverPatients"</text:p>
            <text:p text:style-name="Table_20_Contents"><text:soft-page-break/></text:p>
            <text:p text:style-name="Table_20_Contents">"Sometimes I fear the new pill on the shelf is more about fattening the pockets than curing the ill. It's high time the scales tip back in favor of health! ✊🏼💊 #PeopleBeforeProfit"</text:p>
            <text:p text:style-name="Table_20_Contents"/>
            <text:p text:style-name="Table_20_Contents">"The true measure of a medicine's worth shouldn't be its price tag, but its power to heal. When profit margins outweigh patient needs, we all suffer. 💰🚫❤️ #HeartOverHype"</text:p>
            <text:p text:style-name="Table_20_Contents"/>
            <text:p text:style-name="Table_20_Contents">(Note: These tweets are crafted for illustrative purposes and are not based on any specific individual or organization's views.)</text:p>
          </table:table-cell>
        </table:table-row>
        <table:table-row>
          <table:table-cell table:style-name="Table1.A1" office:value-type="string">
            <text:p text:style-name="Table_20_Contents"/>
            <text:p text:style-name="Table_20_Contents">Certainly! Here are five tweets reflecting those sentiments:</text:p>
            <text:p text:style-name="Table_20_Contents"/>
            <text:p text:style-name="Table_20_Contents">"It's heartbreaking to think of those suffering from minor health issues facing fatal delays due to an overwhelmed system. We must prioritize health and lives over bureaucracy. #DontSocializeMedicine"</text:p>
            <text:p text:style-name="Table_20_Contents"/>
            <text:p text:style-name="Table_20_Contents">"Mislabeling single-payer systems as 'socialized medicine' shows a misunderstanding of healthcare intricacies. Let's educate ourselves on the distinctions! 📚 #HealthcareMatters"</text:p>
            <text:p text:style-name="Table_20_Contents"/>
            <text:p text:style-name="Table_20_Contents">"From doctors working tirelessly, to the health-conscious individuals; socialized medicine disregards the rights and efforts of many. Healthcare should uplift, not undermine. #ProtectOurRights"</text:p>
            <text:p text:style-name="Table_20_Contents"/>
            <text:p text:style-name="Table_20_Contents">"History has shown time and again: the implementation of socialized medicine brings a cascade of challenges. We need solutions, not guaranteed disasters. #LearnFromHistory"</text:p>
            <text:p text:style-name="Table_20_Contents"/>
            <text:p text:style-name="Table_20_Contents">"Thinking about those who dedicate their lives to healthcare. Socialized medicine would drastically change their passion into obligation. Let's keep the care in healthcare. #DoctorsDeserveBetter"</text:p>
          </table:table-cell>
        </table:table-row>
      </table:table>
      <text:p text:style-name="Text_20_body"/>
      <text:h text:style-name="Heading_20_2" text:outline-level="2">Characters with a dilemma</text:h>
      <text:p text:style-name="P25"/>
      <table:table table:name="Table2" table:style-name="Table2">
        <table:table-column table:style-name="Table2.A"/>
        <table:table-row>
          <table:table-cell table:style-name="Table2.A1" office:value-type="string">
            <text:p text:style-name="P4">Can you write a character description for a character would agree with the following statements. The character should have a dilemma.</text:p>
            <text:p text:style-name="P4"/>
            <text:p text:style-name="P4">&lt;<text:span text:style-name="T2">inserted support claims (next row) or dispute claims (last row)&gt;</text:span></text:p>
          </table:table-cell>
        </table:table-row>
        <table:table-row>
          <table:table-cell table:style-name="Table2.A1" office:value-type="string">
            <text:p text:style-name="P5">Dr. Liana Moretti</text:p>
            <text:p text:style-name="P4"/>
            <text:p text:style-name="P4">Dr. Liana Moretti is a sharp-minded, successful investor in her mid-40s, with a special focus on the pharmaceutical and medical sectors. Born into a family of medical professionals, she has a genuine passion for advancing healthcare and improving patient outcomes. However, as the head of "Moretti Biotech Ventures," a leading venture capital firm, she's acutely aware of the financial responsibilities she holds to her stakeholders.</text:p>
            <text:p text:style-name="P4"/>
            <text:p text:style-name="P4">Her long chestnut hair, usually pulled into a tight bun, and her sharp hazel eyes, often concealed <text:soft-page-break/>behind designer glasses, give away her meticulous nature. Liana is known for her impeccable style, always dressed in power suits, and exudes confidence. Her office, perched high in a downtown skyscraper, is adorned with medical journals and framed articles about her investments and their successes. But behind the glass awards and recognitions lies a secret turmoil.</text:p>
            <text:p text:style-name="P4"/>
            <text:p text:style-name="P4">While Dr. Moretti wholeheartedly believes that the medical industry should prioritize the interests of the public and patients, she acknowledges the often-unavoidable reality: profit drives innovation. Throughout her career, she has seen many groundbreaking projects with potential societal benefits that were sidelined in favor of those that promised better returns on investment. And she has had to make those decisions herself more times than she cares to admit. Every time she chooses a more lucrative project over a potentially life-saving one, a piece of her breaks inside.</text:p>
            <text:p text:style-name="P4"/>
            <text:p text:style-name="P4">Her dilemma intensifies when "Althera," a promising startup, approaches her. The company has developed a groundbreaking treatment for a rare but deadly disease. The potential societal impact is immense, but the monetary returns, given the rarity of the disease, are marginal. At the same time, another startup, "BeauLife," offers an anti-aging cream that has shown modest results in preliminary tests. The market for such a product is vast, guaranteeing substantial returns, but its societal impact pales in comparison to Althera's innovation.</text:p>
            <text:p text:style-name="P4"/>
            <text:p text:style-name="P4">Dr. Moretti's ethical struggle forms the crux of her character arc. Torn between the potential to change countless lives and the undeniable lure of financial success, she's faced with a decision that challenges her core values and the essence of her professional life. Behind the facade of a shrewd businesswoman lies a heart that beats for genuine medical advancement. But which path will she choose?</text:p>
          </table:table-cell>
        </table:table-row>
        <table:table-row>
          <table:table-cell table:style-name="Table2.A1" office:value-type="string">
            <text:p text:style-name="P4"><text:span text:style-name="T3">Character Description:</text:span> Dr. Victoria Hale</text:p>
            <text:p text:style-name="P4"/>
            <text:p text:style-name="P4"><text:span text:style-name="T3">Age:</text:span> 45</text:p>
            <text:p text:style-name="P4"/>
            <text:p text:style-name="P4"><text:span text:style-name="T3">Occupation: </text:span>Senior Surgeon in a prestigious private hospital</text:p>
            <text:p text:style-name="P4"/>
            <text:p text:style-name="P4"><text:span text:style-name="T3">Physical Description:</text:span> Dr. Victoria Hale is a tall, striking woman with steel-gray hair cut in a sharp bob. Her posture is straight, almost militaristic, hinting at a disciplined upbringing. The lines around her blue, piercing eyes hint at years of dedication to her craft and her intense, unwavering focus. Her clothing style is minimalist - she often wears dark, tailored pantsuits, paired with white blouses and expensive-looking but understated jewelry.</text:p>
            <text:p text:style-name="P4"/>
            <text:p text:style-name="P4"><text:span text:style-name="T3">Background:</text:span> Dr. Hale comes from a long line of medical professionals. Her father was a renowned heart surgeon and her mother a dedicated nurse. Growing up, she was instilled with the belief that medicine is a noble profession, demanding both personal and professional sacrifice. She went to top-tier medical schools and quickly became one of the leading surgeons in her field. Her experience has mostly been with elite, private medical institutions.</text:p>
            <text:p text:style-name="P4"/>
            <text:p text:style-name="P4"><text:span text:style-name="T3">Beliefs:</text:span> Dr. Hale firmly believes in the sanctity and autonomy of the medical profession. She views socialized medicine as a force that degrades the profession's quality and autonomy. She often points out how her rigorous training and the elite standards of her institution would be threatened under a socialized system.</text:p>
            <text:p text:style-name="P4"/>
            <text:p text:style-name="P4">Dr. Hale believes that with socialized medicine, the quality of care will drop, leading to <text:soft-page-break/>preventable deaths due to minor health issues. She often cites examples from her travels and sabbaticals in countries with public healthcare, where she witnessed inefficiencies and mistakes.</text:p>
            <text:p text:style-name="P4"/>
            <text:p text:style-name="P4">The idea of socialized medicine, to her, feels like an invasion of personal rights. From doctors who might be forced to work for less or under conditions they don't agree with, to healthy individuals who live disciplined lives only to fund the care of those who don't. For Dr. Hale, this violates a core principle of personal responsibility and choice.</text:p>
            <text:p text:style-name="P4"/>
            <text:p text:style-name="P4">With her administrative experience in the hospital, she understands the complexities of managing healthcare at a high level. She fears the bureaucracy and mismanagement that might come with a nationwide public healthcare system, foreseeing inevitable disaster.</text:p>
            <text:p text:style-name="P4"/>
            <text:p text:style-name="P4"><text:span text:style-name="T3">Dilemma:</text:span> Dr. Hale's younger sister, Lena, has recently fallen seriously ill. Unfortunately, Lena's job did not provide health insurance, and the medical bills are mounting. The private healthcare system that Dr. Hale so firmly believes in is failing her own family. This personal crisis has put her beliefs to the test. Does she continue to advocate against socialized medicine, even when it might benefit her sister? Or does she reconsider her stance, thinking about the greater good for people like Lena?</text:p>
            <text:p text:style-name="P4"/>
            <text:p text:style-name="P4"><text:span text:style-name="T3">Personality:</text:span> Dr. Hale is intense and driven. She is deeply passionate about her work and the ethics surrounding it. Though she can come off as stern, she genuinely cares about her patients and wants the best for them. She values discipline, hard work, and personal responsibility. However, with her sister's illness, a softer, more vulnerable side of her is emerging, revealing the deep bonds and love she has for her family.</text:p>
          </table:table-cell>
        </table:table-row>
      </table:table>
      <text:p text:style-name="P1"/>
      <text:h text:style-name="Heading_20_2" text:outline-level="2">Marketing persona’s</text:h>
      <text:p text:style-name="P2"/>
      <table:table table:name="Table3" table:style-name="Table3">
        <table:table-column table:style-name="Table3.A"/>
        <table:table-row>
          <table:table-cell table:style-name="Table3.A1" office:value-type="string">
            <text:p text:style-name="P7">Can you write a marketing persona for a character would agree with the following statements.</text:p>
            <text:p text:style-name="P7"/>
            <text:p text:style-name="P7">&lt;<text:span text:style-name="T2">inserted support claims (next row) or dispute claims (last row)&gt;</text:span></text:p>
          </table:table-cell>
        </table:table-row>
        <table:table-row>
          <table:table-cell table:style-name="Table3.A1" office:value-type="string">
            <text:p text:style-name="P7"><text:span text:style-name="T3">Marketing Persona:</text:span> Dr. Samara Rivera</text:p>
            <text:p text:style-name="P7"/>
            <text:p text:style-name="P13">Background:</text:p>
            <text:p text:style-name="P7"/>
            <text:list xml:id="list1963410670" text:style-name="L1">
              <text:list-item>
                <text:p text:style-name="P14">Age: 43</text:p>
              </text:list-item>
              <text:list-item>
                <text:p text:style-name="P14">Gender: Female</text:p>
              </text:list-item>
              <text:list-item>
                <text:p text:style-name="P14">Education: PhD in Biomedical Ethics, Masters in Public Health</text:p>
              </text:list-item>
              <text:list-item>
                <text:p text:style-name="P14">Occupation: University Professor &amp; Health Advocate</text:p>
              </text:list-item>
              <text:list-item>
                <text:p text:style-name="P14">Location: Boston, Massachusetts</text:p>
              </text:list-item>
            </text:list>
            <text:p text:style-name="P7"/>
            <text:p text:style-name="P13">Psychographics:</text:p>
            <text:p text:style-name="P7"/>
            <text:list xml:id="list559467328" text:style-name="L2">
              <text:list-item>
                <text:p text:style-name="P15">Value-driven and focused on the greater good.</text:p>
              </text:list-item>
              <text:list-item>
                <text:p text:style-name="P15">Strong belief in ethical standards in medical research and development.</text:p>
              </text:list-item>
              <text:list-item>
                <text:p text:style-name="P15">Regularly consumes research papers, news, and attends conferences on medical ethics.</text:p>
              </text:list-item>
              <text:list-item>
                <text:p text:style-name="P15">Active in online communities discussing medical research ethics and patient advocacy.</text:p>
              </text:list-item>
            </text:list>
            <text:p text:style-name="P7"/>
            <text:p text:style-name="P6"><text:soft-page-break/>Behaviors:</text:p>
            <text:p text:style-name="P7"/>
            <text:list xml:id="list3090850193" text:style-name="L3">
              <text:list-item>
                <text:p text:style-name="P16">Often invited to give lectures or interviews on ethics in medical innovation.</text:p>
              </text:list-item>
              <text:list-item>
                <text:p text:style-name="P16">Writes op-eds for well-respected health and science journals.</text:p>
              </text:list-item>
              <text:list-item>
                <text:p text:style-name="P16">Member of a non-profit organization advocating for transparent drug pricing and ethical medical innovation.</text:p>
              </text:list-item>
            </text:list>
            <text:p text:style-name="P7"/>
            <text:p text:style-name="P6">Key Beliefs:</text:p>
            <text:p text:style-name="P7"/>
            <text:list xml:id="list4264655997" text:style-name="L4">
              <text:list-item>
                <text:p text:style-name="P17">Medical advancements should prioritize the wellbeing of patients over financial profits.</text:p>
              </text:list-item>
              <text:list-item>
                <text:p text:style-name="P17">Transparency in drug development and pricing is critical for public trust.</text:p>
              </text:list-item>
              <text:list-item>
                <text:p text:style-name="P17">Collaborative efforts, rather than competitive ones, lead to more ethical and groundbreaking medical discoveries.</text:p>
              </text:list-item>
            </text:list>
            <text:p text:style-name="P7"/>
            <text:p text:style-name="P6">Goals and Challenges:</text:p>
            <text:p text:style-name="P7"/>
            <text:p text:style-name="P6">Goals:</text:p>
            <text:list xml:id="list800582778" text:style-name="L5">
              <text:list-item>
                <text:p text:style-name="P18">Push for policies that require drug and medical companies to be more transparent about their profit motives.</text:p>
              </text:list-item>
              <text:list-item>
                <text:p text:style-name="P18">Educate the next generation of medical professionals about the importance of ethics in innovation.</text:p>
              </text:list-item>
              <text:list-item>
                <text:p text:style-name="P18">Build a wider public understanding and awareness about the influence of profit in medical innovation.</text:p>
              </text:list-item>
            </text:list>
            <text:p text:style-name="P6">Challenges:</text:p>
            <text:list xml:id="list1233141799" text:style-name="L6">
              <text:list-item>
                <text:p text:style-name="P19">Facing pushback from powerful pharmaceutical and medical device companies.</text:p>
              </text:list-item>
              <text:list-item>
                <text:p text:style-name="P19">Overcoming public apathy or lack of understanding regarding the intricacies of medical ethics and pricing.</text:p>
              </text:list-item>
            </text:list>
            <text:p text:style-name="P7"/>
            <text:p text:style-name="P6">Media Consumption:</text:p>
            <text:p text:style-name="P7"/>
            <text:list xml:id="list27858067" text:style-name="L7">
              <text:list-item>
                <text:p text:style-name="P20">Regularly reads "The New England Journal of Medicine", "Nature Medicine", and "The Lancet".</text:p>
              </text:list-item>
              <text:list-item>
                <text:p text:style-name="P20">Listens to podcasts like "The Dose" and "White Coat, Black Art".</text:p>
              </text:list-item>
              <text:list-item>
                <text:p text:style-name="P20">Active on LinkedIn, Twitter, and specialized medical forums.</text:p>
              </text:list-item>
            </text:list>
            <text:p text:style-name="P7"/>
            <text:p text:style-name="P6">Narrative:</text:p>
            <text:p text:style-name="P7">Dr. Samara Rivera, hailing from Boston, is an accomplished professional who balances her roles as a university professor and a vocal health advocate. With a PhD in Biomedical Ethics, her career trajectory has been a testament to her staunch belief in putting patients first. Samara thinks the profit-centric approach of many medical companies compromises the overall intent of medicine - to cure and care. Her engagement with her students ensures that the next wave of professionals are acutely aware of these ethical dimensions. Outside the classroom, she's known for her persuasive op-eds and enlightening interviews. For Samara, the journey is clear: champion for the patient's interest, always.</text:p>
          </table:table-cell>
        </table:table-row>
        <table:table-row>
          <table:table-cell table:style-name="Table3.A1" office:value-type="string">
            <text:p text:style-name="P7"><text:span text:style-name="T3">Name:</text:span> John Dalton</text:p>
            <text:p text:style-name="P7"/>
            <text:p text:style-name="P7"><text:span text:style-name="T3">Age: </text:span>52</text:p>
            <text:p text:style-name="P7"/>
            <text:p text:style-name="P7"><text:span text:style-name="T3">Occupation:</text:span> Small business owner - runs a private medical equipment supply store.</text:p>
            <text:p text:style-name="P7"/>
            <text:p text:style-name="P7"><text:soft-page-break/><text:span text:style-name="T3">Location:</text:span> Mid-sized city in a traditionally conservative state in the U.S.</text:p>
            <text:p text:style-name="P7"/>
            <text:p text:style-name="P7"><text:span text:style-name="T3">Family:</text:span> Married with three grown children. His youngest daughter recently graduated from a private medical school and has started her own practice.</text:p>
            <text:p text:style-name="P7"/>
            <text:p text:style-name="P7"><text:span text:style-name="T3">Education: </text:span>Bachelor’s degree in Business Administration.</text:p>
            <text:p text:style-name="P7"/>
            <text:p text:style-name="P7"><text:span text:style-name="T3">Income Level: </text:span>Upper-middle class.</text:p>
            <text:p text:style-name="P7"/>
            <text:p text:style-name="P6">Main Media Consumption:</text:p>
            <text:p text:style-name="P7"/>
            <text:list xml:id="list1748122017" text:style-name="L8">
              <text:list-item>
                <text:p text:style-name="P8">Reads local newspapers and magazines.</text:p>
              </text:list-item>
              <text:list-item>
                <text:p text:style-name="P8">Watches conservative news channels.</text:p>
              </text:list-item>
              <text:list-item>
                <text:p text:style-name="P8">Active on Facebook and LinkedIn.</text:p>
              </text:list-item>
              <text:list-item>
                <text:p text:style-name="P8">Listens to talk radio during his commute.</text:p>
                <text:p text:style-name="P8"/>
              </text:list-item>
            </text:list>
            <text:p text:style-name="P6">Hobbies:</text:p>
            <text:p text:style-name="P7"/>
            <text:list xml:id="list2290616167" text:style-name="L9">
              <text:list-item>
                <text:p text:style-name="P9">Golfing on weekends.</text:p>
              </text:list-item>
              <text:list-item>
                <text:p text:style-name="P9">Attending local Chamber of Commerce events.</text:p>
              </text:list-item>
              <text:list-item>
                <text:p text:style-name="P9">Participating in his church's community activities.</text:p>
              </text:list-item>
            </text:list>
            <text:p text:style-name="P7"/>
            <text:p text:style-name="P6">Beliefs/Values:</text:p>
            <text:p text:style-name="P7"/>
            <text:list xml:id="list1495505717" text:style-name="L10">
              <text:list-item>
                <text:p text:style-name="P10">Strong believer in individual freedoms and rights.</text:p>
              </text:list-item>
              <text:list-item>
                <text:p text:style-name="P10">Values the free market and competition as the primary driver of quality and efficiency.</text:p>
              </text:list-item>
              <text:list-item>
                <text:p text:style-name="P10">Deep respect for doctors and medical professionals and believes they should be compensated based on their skill, dedication, and market demand, without government interference.</text:p>
              </text:list-item>
            </text:list>
            <text:p text:style-name="P7"/>
            <text:p text:style-name="P6">Pain Points/Concerns:</text:p>
            <text:p text:style-name="P7"/>
            <text:list xml:id="list1497197209" text:style-name="L11">
              <text:list-item>
                <text:p text:style-name="P11">Worries that government control over healthcare will degrade the quality of care, leading to longer wait times and potentially worse health outcomes.</text:p>
              </text:list-item>
              <text:list-item>
                <text:p text:style-name="P11">Concerned that his daughter, who recently became a doctor, will be under-compensated and overburdened in a socialized medical system.</text:p>
              </text:list-item>
              <text:list-item>
                <text:p text:style-name="P11">Fears that his medical supply business could be negatively impacted if the government takes control and reduces prices or limits the available equipment.</text:p>
              </text:list-item>
            </text:list>
            <text:p text:style-name="P7"/>
            <text:p text:style-name="P6">Quotes:</text:p>
            <text:p text:style-name="P7"/>
            <text:list xml:id="list1517972491" text:style-name="L12">
              <text:list-item>
                <text:p text:style-name="P12">“Why should someone who has never taken care of their health benefit at the expense of those who have?”</text:p>
              </text:list-item>
              <text:list-item>
                <text:p text:style-name="P12">“Doctors go through years of training and deserve to be paid for their skills, not treated like government employees.”</text:p>
              </text:list-item>
              <text:list-item>
                <text:p text:style-name="P12">“Every time the government takes control of something, efficiency goes out the window.”</text:p>
              </text:list-item>
            </text:list>
          </table:table-cell>
        </table:table-row>
      </table:table>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2T10:10:26.688794089</meta:creation-date>
    <dc:date>2023-09-12T10:58:02.879882500</dc:date>
    <meta:editing-duration>PT5M35S</meta:editing-duration>
    <meta:editing-cycles>1</meta:editing-cycles>
    <meta:document-statistic meta:table-count="3" meta:image-count="0" meta:object-count="0" meta:page-count="6" meta:paragraph-count="115" meta:word-count="2182" meta:character-count="14124" meta:non-whitespace-character-count="12103"/>
    <meta:generator>LibreOffice/7.3.7.2$Linux_X86_64 LibreOffice_project/30$Build-2</meta:generator>
  </office:meta>
</office:document-meta>
</file>